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2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222.69pt"/>
    </style:style>
    <style:style style:name="co9" style:family="table-column">
      <style:table-column-properties fo:break-before="auto" style:column-width="99.95pt"/>
    </style:style>
    <style:style style:name="co10" style:family="table-column">
      <style:table-column-properties fo:break-before="auto" style:column-width="11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bee3d3"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bce4e5" style:text-align-source="fix" style:repeat-content="false" fo:border="0.06pt solid #000000"/>
      <style:paragraph-properties fo:text-align="start" fo:margin-left="0pt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start" fo:margin-left="0pt"/>
    </style:style>
    <style:style style:name="ce11" style:family="table-cell" style:parent-style-name="Default">
      <style:table-cell-properties fo:background-color="#bee3d3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</style:style>
    <style:style style:name="ce45" style:family="table-cell" style:parent-style-name="Default">
      <style:table-cell-properties fo:background-color="#eeeeee"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ISSS" table:style-name="ta1">
        <table:shapes>
          <draw:frame draw:z-index="0" draw:style-name="gr1" draw:text-style-name="P1" svg:width="1185.82pt" svg:height="626.88pt" svg:x="53.52pt" svg:y="156.16pt">
            <draw:object draw:notify-on-update-of-ranges="CODEISSS.A5:CODEISSS.A11 CODEISSS.B3:CODEISSS.B3 CODEISSS.D5:CODEISSS.D11 CODEISSS.E3:CODEISSS.E3 CODEISSS.H5:CODEISSS.H11 CODEISSS.J3:CODEISSS.J3 CODEISSS.M5:CODEISSS.M11 CODEISSS.O3:CODEISSS.O3 CODEISSS.P5:CODEISSS.P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61.04pt" svg:height="653.05pt" svg:x="66.67pt" svg:y="786.56pt">
            <draw:object draw:notify-on-update-of-ranges="CODEISSS.A5:CODEISSS.A11 CODEISSS.B3:CODEISSS.B3 CODEISSS.C5:CODEISSS.C11 CODEISSS.B3:CODEISSS.B3 CODEISSS.E3:CODEISSS.E3 CODEISSS.F5:CODEISSS.F11 CODEISSS.E3:CODEISSS.E3 CODEISSS.J3:CODEISSS.J3 CODEISSS.K5:CODEISSS.K11 CODEISSS.J3:CODEISSS.J3 CODEISSS.O3:CODEISSS.O3 CODEISSS.O5:CODEISSS.O11 CODEISSS.O3:CODEISSS.O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2"/>
        <table:table-column table:style-name="co2" table:default-cell-style-name="ce32"/>
        <table:table-column table:style-name="co3" table:number-columns-repeated="2" table:default-cell-style-name="ce32"/>
        <table:table-column table:style-name="co4" table:default-cell-style-name="ce32"/>
        <table:table-column table:style-name="co3" table:default-cell-style-name="ce32"/>
        <table:table-column table:style-name="co5" table:default-cell-style-name="ce32"/>
        <table:table-column table:style-name="co3" table:default-cell-style-name="ce32"/>
        <table:table-column table:style-name="co5" table:default-cell-style-name="ce32"/>
        <table:table-column table:style-name="co2" table:default-cell-style-name="ce32"/>
        <table:table-column table:style-name="co3" table:default-cell-style-name="ce32"/>
        <table:table-column table:style-name="co5" table:default-cell-style-name="ce32"/>
        <table:table-column table:style-name="co3" table:default-cell-style-name="ce32"/>
        <table:table-column table:style-name="co5" table:default-cell-style-name="ce32"/>
        <table:table-column table:style-name="co3" table:number-columns-repeated="2" table:default-cell-style-name="ce32"/>
        <table:table-column table:style-name="co6" table:default-cell-style-name="ce32"/>
        <table:table-row table:style-name="ro1">
          <table:table-cell table:number-columns-repeated="2"/>
          <table:table-cell office:value-type="string" calcext:value-type="string">
            <text:p>2048x204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Visionworks</text:p>
          </table:table-cell>
          <table:covered-table-cell table:number-columns-repeated="2" table:style-name="ce6"/>
          <table:table-cell table:style-name="ce11" office:value-type="string" calcext:value-type="string" table:number-columns-spanned="5" table:number-rows-spanned="1">
            <text:p>Hipacc (fuse)/DomVX gen</text:p>
          </table:table-cell>
          <table:covered-table-cell table:number-columns-repeated="4" table:style-name="ce2"/>
          <table:table-cell table:style-name="ce5" office:value-type="string" calcext:value-type="string" table:number-columns-spanned="5" table:number-rows-spanned="1">
            <text:p>Hipacc (optimize, no fuse)</text:p>
          </table:table-cell>
          <table:covered-table-cell table:number-columns-repeated="4" table:style-name="ce6"/>
          <table:table-cell table:style-name="ce2" office:value-type="string" calcext:value-type="string" table:number-columns-spanned="2" table:number-rows-spanned="1">
            <text:p>Hipacc (no optimize, no fuse)</text:p>
          </table:table-cell>
          <table:covered-table-cell table:style-name="ce2"/>
          <table:table-cell/>
        </table:table-row>
        <table:table-row table:style-name="ro1">
          <table:table-cell table:style-name="ce2" office:value-type="string" calcext:value-type="string">
            <text:p>GPU</text:p>
          </table:table-cell>
          <table:table-cell table:style-name="ce6" office:value-type="string" calcext:value-type="string">
            <text:p>#nodes</text:p>
          </table:table-cell>
          <table:table-cell table:style-name="ce6" office:value-type="string" calcext:value-type="string">
            <text:p>K20</text:p>
          </table:table-cell>
          <table:table-cell table:style-name="ce6" office:value-type="string" calcext:value-type="string">
            <text:p>GTX680</text:p>
          </table:table-cell>
          <table:table-cell table:style-name="ce2" office:value-type="string" calcext:value-type="string">
            <text:p>#Kernels</text:p>
          </table:table-cell>
          <table:table-cell table:style-name="ce2" office:value-type="string" calcext:value-type="string">
            <text:p>K20</text:p>
          </table:table-cell>
          <table:table-cell table:style-name="ce2" office:value-type="string" calcext:value-type="string">
            <text:p>x*y_tex_shared_ppt</text:p>
          </table:table-cell>
          <table:table-cell table:style-name="ce2" office:value-type="string" calcext:value-type="string">
            <text:p>GTX680</text:p>
          </table:table-cell>
          <table:table-cell table:style-name="ce2" office:value-type="string" calcext:value-type="string">
            <text:p>x*y_tex_shared_ppt</text:p>
          </table:table-cell>
          <table:table-cell table:style-name="ce6" office:value-type="string" calcext:value-type="string">
            <text:p>#Kernels</text:p>
          </table:table-cell>
          <table:table-cell table:style-name="ce6" office:value-type="string" calcext:value-type="string">
            <text:p>K20</text:p>
          </table:table-cell>
          <table:table-cell table:style-name="ce6" office:value-type="string" calcext:value-type="string">
            <text:p>x*y_tex_shared_ppt</text:p>
          </table:table-cell>
          <table:table-cell table:style-name="ce6" office:value-type="string" calcext:value-type="string">
            <text:p>GTX680</text:p>
          </table:table-cell>
          <table:table-cell table:style-name="ce6" office:value-type="string" calcext:value-type="string">
            <text:p>x*y_tex_shared_ppt</text:p>
          </table:table-cell>
          <table:table-cell table:style-name="ce2" office:value-type="string" calcext:value-type="string">
            <text:p>K20</text:p>
          </table:table-cell>
          <table:table-cell table:style-name="ce2" office:value-type="string" calcext:value-type="string">
            <text:p>GTX680</text:p>
          </table:table-cell>
          <table:table-cell table:style-name="ce42"/>
        </table:table-row>
        <table:table-row table:style-name="ro1">
          <table:table-cell table:style-name="ce4" office:value-type="string" calcext:value-type="string">
            <text:p>harris</text:p>
          </table:table-cell>
          <table:table-cell table:style-name="ce36" office:value-type="float" office:value="16" calcext:value-type="float">
            <text:p>16</text:p>
          </table:table-cell>
          <table:table-cell table:style-name="ce34" office:value-type="float" office:value="3.968655" calcext:value-type="float">
            <text:p>3.968655</text:p>
          </table:table-cell>
          <table:table-cell table:style-name="ce36" office:value-type="float" office:value="6.63653" calcext:value-type="float">
            <text:p>6.63653</text:p>
          </table:table-cell>
          <table:table-cell table:style-name="ce36" office:value-type="float" office:value="6" calcext:value-type="float">
            <text:p>6</text:p>
          </table:table-cell>
          <table:table-cell table:style-name="ce34" office:value-type="float" office:value="2.276095" calcext:value-type="float">
            <text:p>2.276095</text:p>
          </table:table-cell>
          <table:table-cell table:style-name="ce34" office:value-type="string" calcext:value-type="string">
            <text:p>32x4_Array2D_on_4</text:p>
          </table:table-cell>
          <table:table-cell table:style-name="ce36" office:value-type="float" office:value="2.21061" calcext:value-type="float">
            <text:p>2.21061</text:p>
          </table:table-cell>
          <table:table-cell table:style-name="ce36" office:value-type="string" calcext:value-type="string">
            <text:p>32x2_Array2D_on_8</text:p>
          </table:table-cell>
          <table:table-cell table:style-name="ce36" office:value-type="float" office:value="9" calcext:value-type="float">
            <text:p>9</text:p>
          </table:table-cell>
          <table:table-cell table:style-name="ce34" office:value-type="float" office:value="2.86328" calcext:value-type="float">
            <text:p>2.86328</text:p>
          </table:table-cell>
          <table:table-cell table:style-name="ce36" office:value-type="string" calcext:value-type="string">
            <text:p>32x8_Array2D_on_4</text:p>
          </table:table-cell>
          <table:table-cell table:style-name="ce36" office:value-type="float" office:value="2.789185" calcext:value-type="float">
            <text:p>2.789185</text:p>
          </table:table-cell>
          <table:table-cell table:style-name="ce36" office:value-type="string" calcext:value-type="string">
            <text:p>32x4_Array2D_on_4</text:p>
          </table:table-cell>
          <table:table-cell table:style-name="ce34" office:value-type="float" office:value="4.11338" calcext:value-type="float">
            <text:p>4.11338</text:p>
          </table:table-cell>
          <table:table-cell table:style-name="ce36" office:value-type="float" office:value="4.2036" calcext:value-type="float">
            <text:p>4.2036</text:p>
          </table:table-cell>
          <table:table-cell table:style-name="ce42"/>
        </table:table-row>
        <table:table-row table:style-name="ro1">
          <table:table-cell table:style-name="ce4" office:value-type="string" calcext:value-type="string">
            <text:p>tomasi</text:p>
          </table:table-cell>
          <table:table-cell table:style-name="ce36" office:value-type="float" office:value="19" calcext:value-type="float">
            <text:p>19</text:p>
          </table:table-cell>
          <table:table-cell table:style-name="ce34" office:value-type="float" office:value="6.48373" calcext:value-type="float">
            <text:p>6.48373</text:p>
          </table:table-cell>
          <table:table-cell table:style-name="ce36" office:value-type="float" office:value="8.85454" calcext:value-type="float">
            <text:p>8.85454</text:p>
          </table:table-cell>
          <table:table-cell table:style-name="ce36" office:value-type="float" office:value="6" calcext:value-type="float">
            <text:p>6</text:p>
          </table:table-cell>
          <table:table-cell table:style-name="ce34" office:value-type="float" office:value="2.27136" calcext:value-type="float">
            <text:p>2.27136</text:p>
          </table:table-cell>
          <table:table-cell table:style-name="ce34" office:value-type="string" calcext:value-type="string">
            <text:p>32x4_Array2D_on_4</text:p>
          </table:table-cell>
          <table:table-cell table:style-name="ce36" office:value-type="float" office:value="2.26504" calcext:value-type="float">
            <text:p>2.26504</text:p>
          </table:table-cell>
          <table:table-cell table:style-name="ce36" office:value-type="string" calcext:value-type="string">
            <text:p>32x4_Array2D_on_4</text:p>
          </table:table-cell>
          <table:table-cell table:style-name="ce36" office:value-type="float" office:value="9" calcext:value-type="float">
            <text:p>9</text:p>
          </table:table-cell>
          <table:table-cell table:style-name="ce34" office:value-type="float" office:value="2.878115" calcext:value-type="float">
            <text:p>2.878115</text:p>
          </table:table-cell>
          <table:table-cell table:style-name="ce36" office:value-type="string" calcext:value-type="string">
            <text:p>32x8_Array2D_on_4</text:p>
          </table:table-cell>
          <table:table-cell table:style-name="ce36" office:value-type="float" office:value="2.783565" calcext:value-type="float">
            <text:p>2.783565</text:p>
          </table:table-cell>
          <table:table-cell table:style-name="ce36" office:value-type="string" calcext:value-type="string">
            <text:p>32x4_Array2D_on_4</text:p>
          </table:table-cell>
          <table:table-cell table:style-name="ce34" office:value-type="float" office:value="4.15261" calcext:value-type="float">
            <text:p>4.15261</text:p>
          </table:table-cell>
          <table:table-cell table:style-name="ce36" office:value-type="float" office:value="4.29576" calcext:value-type="float">
            <text:p>4.29576</text:p>
          </table:table-cell>
          <table:table-cell table:style-name="ce42"/>
        </table:table-row>
        <table:table-row table:style-name="ro1">
          <table:table-cell table:style-name="ce4" office:value-type="string" calcext:value-type="string">
            <text:p>gaussian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0.2307955" calcext:value-type="float">
            <text:p>0.2307955</text:p>
          </table:table-cell>
          <table:table-cell table:style-name="ce36" office:value-type="float" office:value="0.249556" calcext:value-type="float">
            <text:p>0.24955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K7]" office:value-type="float" office:value="0.249936" calcext:value-type="float">
            <text:p>0.249936</text:p>
          </table:table-cell>
          <table:table-cell table:style-name="ce36" table:formula="of:=[.L7]" office:value-type="string" office:string-value="128x2_Array2D_off_4" calcext:value-type="string">
            <text:p>128x2_Array2D_off_4</text:p>
          </table:table-cell>
          <table:table-cell table:style-name="ce36" table:formula="of:=[.M7]" office:value-type="float" office:value="0.192576" calcext:value-type="float">
            <text:p>0.192576</text:p>
          </table:table-cell>
          <table:table-cell table:style-name="ce36" table:formula="of:=[.N7]" office:value-type="string" office:string-value="128x1_Array2D_off_8" calcext:value-type="string">
            <text:p>128x1_Array2D_off_8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0.249936" calcext:value-type="float">
            <text:p>0.249936</text:p>
          </table:table-cell>
          <table:table-cell table:style-name="ce36" office:value-type="string" calcext:value-type="string">
            <text:p>128x2_Array2D_off_4</text:p>
          </table:table-cell>
          <table:table-cell table:style-name="ce36" office:value-type="float" office:value="0.192576" calcext:value-type="float">
            <text:p>0.192576</text:p>
          </table:table-cell>
          <table:table-cell table:style-name="ce36" office:value-type="string" calcext:value-type="string">
            <text:p>128x1_Array2D_off_8</text:p>
          </table:table-cell>
          <table:table-cell table:style-name="ce34" office:value-type="float" office:value="0.460256" calcext:value-type="float">
            <text:p>0.460256</text:p>
          </table:table-cell>
          <table:table-cell table:style-name="ce36" office:value-type="float" office:value="0.473216" calcext:value-type="float">
            <text:p>0.473216</text:p>
          </table:table-cell>
          <table:table-cell table:style-name="ce42"/>
        </table:table-row>
        <table:table-row table:style-name="ro1">
          <table:table-cell table:style-name="ce4" office:value-type="string" calcext:value-type="string">
            <text:p>gaussian_cascade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0.3627475" calcext:value-type="float">
            <text:p>0.3627475</text:p>
          </table:table-cell>
          <table:table-cell table:style-name="ce36" office:value-type="float" office:value="0.368833" calcext:value-type="float">
            <text:p>0.368833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0.596672" calcext:value-type="float">
            <text:p>0.596672</text:p>
          </table:table-cell>
          <table:table-cell table:style-name="ce34" office:value-type="string" calcext:value-type="string">
            <text:p>256x2_Array2D_on_4</text:p>
          </table:table-cell>
          <table:table-cell table:style-name="ce36" office:value-type="float" office:value="0.589056" calcext:value-type="float">
            <text:p>0.589056</text:p>
          </table:table-cell>
          <table:table-cell table:style-name="ce36" office:value-type="string" calcext:value-type="string">
            <text:p>32x4_Array2D_on_8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0.522992" calcext:value-type="float">
            <text:p>0.522992</text:p>
          </table:table-cell>
          <table:table-cell table:style-name="ce36" office:value-type="string" calcext:value-type="string">
            <text:p>256x2_Array2D_on_8</text:p>
          </table:table-cell>
          <table:table-cell table:style-name="ce36" office:value-type="float" office:value="0.570496" calcext:value-type="float">
            <text:p>0.570496</text:p>
          </table:table-cell>
          <table:table-cell table:style-name="ce36" office:value-type="string" calcext:value-type="string">
            <text:p>32x4_Array2D_on_4</text:p>
          </table:table-cell>
          <table:table-cell table:style-name="ce34" office:value-type="float" office:value="0.877808" calcext:value-type="float">
            <text:p>0.877808</text:p>
          </table:table-cell>
          <table:table-cell table:style-name="ce36" office:value-type="float" office:value="0.860704" calcext:value-type="float">
            <text:p>0.860704</text:p>
          </table:table-cell>
          <table:table-cell table:style-name="ce42"/>
        </table:table-row>
        <table:table-row table:style-name="ro1">
          <table:table-cell table:style-name="ce4" office:value-type="string" calcext:value-type="string">
            <text:p>laplacian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2.36633" calcext:value-type="float">
            <text:p>2.36633</text:p>
          </table:table-cell>
          <table:table-cell table:style-name="ce36" office:value-type="float" office:value="1.272825" calcext:value-type="float">
            <text:p>1.27282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K9]" office:value-type="float" office:value="0.568176" calcext:value-type="float">
            <text:p>0.568176</text:p>
          </table:table-cell>
          <table:table-cell table:style-name="ce36" table:formula="of:=[.L9]" office:value-type="string" office:string-value="256x2_Array2D_on_2" calcext:value-type="string">
            <text:p>256x2_Array2D_on_2</text:p>
          </table:table-cell>
          <table:table-cell table:style-name="ce36" table:formula="of:=[.M9]" office:value-type="float" office:value="0.568144" calcext:value-type="float">
            <text:p>0.568144</text:p>
          </table:table-cell>
          <table:table-cell table:style-name="ce36" table:formula="of:=[.N9]" office:value-type="string" office:string-value="32x4_Array2D_on_4" calcext:value-type="string">
            <text:p>32x4_Array2D_on_4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0.568176" calcext:value-type="float">
            <text:p>0.568176</text:p>
          </table:table-cell>
          <table:table-cell table:style-name="ce36" office:value-type="string" calcext:value-type="string">
            <text:p>256x2_Array2D_on_2</text:p>
          </table:table-cell>
          <table:table-cell table:style-name="ce36" office:value-type="float" office:value="0.568144" calcext:value-type="float">
            <text:p>0.568144</text:p>
          </table:table-cell>
          <table:table-cell table:style-name="ce36" office:value-type="string" calcext:value-type="string">
            <text:p>32x4_Array2D_on_4</text:p>
          </table:table-cell>
          <table:table-cell table:style-name="ce34" office:value-type="float" office:value="1.02691" calcext:value-type="float">
            <text:p>1.02691</text:p>
          </table:table-cell>
          <table:table-cell table:style-name="ce36" office:value-type="float" office:value="1.17997" calcext:value-type="float">
            <text:p>1.17997</text:p>
          </table:table-cell>
          <table:table-cell table:style-name="ce42"/>
        </table:table-row>
        <table:table-row table:style-name="ro1">
          <table:table-cell table:style-name="ce4" office:value-type="string" calcext:value-type="string">
            <text:p>sobel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float" office:value="1.36108" calcext:value-type="float">
            <text:p>1.36108</text:p>
          </table:table-cell>
          <table:table-cell table:style-name="ce36" office:value-type="float" office:value="1.608685" calcext:value-type="float">
            <text:p>1.60868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366352" calcext:value-type="float">
            <text:p>0.366352</text:p>
          </table:table-cell>
          <table:table-cell table:style-name="ce36" office:value-type="string" calcext:value-type="string">
            <text:p>32x4_Array2D_on_4</text:p>
          </table:table-cell>
          <table:table-cell table:style-name="ce36" office:value-type="float" office:value="0.365008" calcext:value-type="float">
            <text:p>0.365008</text:p>
          </table:table-cell>
          <table:table-cell table:style-name="ce36" office:value-type="string" calcext:value-type="string">
            <text:p>128x1_Array2D_off_8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float" office:value="0.63712" calcext:value-type="float">
            <text:p>0.63712</text:p>
          </table:table-cell>
          <table:table-cell table:style-name="ce36" office:value-type="string" calcext:value-type="string">
            <text:p>128x1_Array2D_off_8</text:p>
          </table:table-cell>
          <table:table-cell table:style-name="ce36" office:value-type="float" office:value="0.657456" calcext:value-type="float">
            <text:p>0.657456</text:p>
          </table:table-cell>
          <table:table-cell table:style-name="ce36" office:value-type="string" calcext:value-type="string">
            <text:p>128x1_Array2D_off_8</text:p>
          </table:table-cell>
          <table:table-cell table:style-name="ce34" office:value-type="float" office:value="1.01488" calcext:value-type="float">
            <text:p>1.01488</text:p>
          </table:table-cell>
          <table:table-cell table:style-name="ce36" office:value-type="float" office:value="1.042145" calcext:value-type="float">
            <text:p>1.042145</text:p>
          </table:table-cell>
          <table:table-cell table:style-name="ce42"/>
        </table:table-row>
        <table:table-row table:style-name="ro1">
          <table:table-cell table:style-name="ce4" office:value-type="string" calcext:value-type="string">
            <text:p>unsharp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float" office:value="0.9051455" calcext:value-type="float">
            <text:p>0.9051455</text:p>
          </table:table-cell>
          <table:table-cell table:style-name="ce37" office:value-type="float" office:value="1.303855" calcext:value-type="float">
            <text:p>1.30385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float" office:value="0.414416" calcext:value-type="float">
            <text:p>0.414416</text:p>
          </table:table-cell>
          <table:table-cell table:style-name="ce35" office:value-type="string" calcext:value-type="string">
            <text:p>32x4_Array2D_on_4</text:p>
          </table:table-cell>
          <table:table-cell table:style-name="ce37" office:value-type="float" office:value="0.355504" calcext:value-type="float">
            <text:p>0.355504</text:p>
          </table:table-cell>
          <table:table-cell table:style-name="ce37" office:value-type="string" calcext:value-type="string">
            <text:p>128x1_off_off_8</text:p>
          </table:table-cell>
          <table:table-cell table:style-name="ce37" office:value-type="float" office:value="4" calcext:value-type="float">
            <text:p>4</text:p>
          </table:table-cell>
          <table:table-cell table:style-name="ce35" office:value-type="float" office:value="1.46216" calcext:value-type="float">
            <text:p>1.46216</text:p>
          </table:table-cell>
          <table:table-cell table:style-name="ce37" office:value-type="string" calcext:value-type="string">
            <text:p>128x1_off_off_4</text:p>
          </table:table-cell>
          <table:table-cell table:style-name="ce37" office:value-type="float" office:value="1.409535" calcext:value-type="float">
            <text:p>1.409535</text:p>
          </table:table-cell>
          <table:table-cell table:style-name="ce37" office:value-type="string" calcext:value-type="string">
            <text:p>128x1_off_off_4</text:p>
          </table:table-cell>
          <table:table-cell table:style-name="ce35" office:value-type="float" office:value="1.755695" calcext:value-type="float">
            <text:p>1.755695</text:p>
          </table:table-cell>
          <table:table-cell table:style-name="ce37" office:value-type="float" office:value="1.68224" calcext:value-type="float">
            <text:p>1.68224</text:p>
          </table:table-cell>
          <table:table-cell table:style-name="ce42"/>
        </table:table-row>
        <table:table-row table:style-name="ro1">
          <table:table-cell table:number-columns-repeated="17"/>
        </table:table-row>
        <table:table-row table:style-name="ro1" table:number-rows-repeated="4">
          <table:table-cell table:number-columns-repeated="7"/>
          <table:table-cell table:style-name="ce12" table:number-columns-repeated="3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12"/>
          <table:table-cell table:style-name="ce12"/>
          <table:table-cell table:number-columns-repeated="4"/>
        </table:table-row>
        <table:table-row table:style-name="ro1" table:number-rows-repeated="104855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AC result" table:style-name="ta1">
        <table:table-column table:style-name="co7" table:default-cell-style-name="ce44"/>
        <table:table-column table:style-name="co4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row table:style-name="ro1">
          <table:table-cell table:style-name="ce32" office:value-type="string" calcext:value-type="string">
            <text:p>Img Size: 2048x2048</text:p>
          </table:table-cell>
          <table:table-cell table:style-name="ce32" table:number-columns-repeated="4"/>
        </table:table-row>
        <table:table-row table:style-name="ro1">
          <table:table-cell table:style-name="ce32" office:value-type="string" calcext:value-type="string">
            <text:p>GPU: GTX680</text:p>
          </table:table-cell>
          <table:table-cell table:style-name="ce32" table:number-columns-repeated="4"/>
        </table:table-row>
        <table:table-row table:style-name="ro1">
          <table:table-cell table:style-name="ce32" table:number-columns-repeated="5"/>
        </table:table-row>
        <table:table-row table:style-name="ro1">
          <table:table-cell table:style-name="ce43" office:value-type="string" calcext:value-type="string" table:number-columns-spanned="5" table:number-rows-spanned="1">
            <text:p>Execution time in m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VisionWorks</text:p>
          </table:table-cell>
          <table:table-cell/>
          <table:table-cell office:value-type="string" calcext:value-type="string">
            <text:p>Hipacc</text:p>
          </table:table-cell>
          <table:table-cell/>
        </table:table-row>
        <table:table-row table:style-name="ro1">
          <table:table-cell office:value-type="string" calcext:value-type="string">
            <text:p>Harris Corner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5.0 (single node with corner size 2048*2048)</text:p>
          </table:table-cell>
          <table:table-cell office:value-type="string" calcext:value-type="string">
            <text:p>5.08101 (fusion)</text:p>
          </table:table-cell>
          <table:table-cell office:value-type="string" calcext:value-type="string">
            <text:p>5.8191 (not fusion)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0.3 (ppt=4)</text:p>
          </table:table-cell>
          <table:table-cell office:value-type="string" calcext:value-type="string">
            <text:p>0.7 (ppt=1)</text:p>
          </table:table-cell>
        </table:table-row>
        <table:table-row table:style-name="ro1">
          <table:table-cell office:value-type="string" calcext:value-type="string">
            <text:p>Tomasi Featu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.290816 (fusion)</text:p>
          </table:table-cell>
          <table:table-cell office:value-type="string" calcext:value-type="string">
            <text:p>6.019469 (not fusion)</text:p>
          </table:table-cell>
        </table:table-row>
        <table:table-row table:style-name="ro1">
          <table:table-cell office:value-type="string" calcext:value-type="string">
            <text:p>Laplacia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1.35 (ppt=4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256x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5" table:number-columns-repeated="5"/>
        </table:table-row>
        <table:table-row table:style-name="ro1" table:number-rows-repeated="2">
          <table:table-cell table:style-name="ce32" table:number-columns-repeated="5"/>
        </table:table-row>
        <table:table-row table:style-name="ro1">
          <table:table-cell table:style-name="ce3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09:21:10.341918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45:39.429602189</meta:creation-date>
    <dc:date>2019-05-14T09:22:05.777224647</dc:date>
    <meta:editing-duration>P1DT21H47M40S</meta:editing-duration>
    <meta:editing-cycles>44</meta:editing-cycles>
    <meta:generator>LibreOffice/6.0.7.3$Linux_X86_64 LibreOffice_project/00m0$Build-3</meta:generator>
    <meta:document-statistic meta:table-count="2" meta:cell-count="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834cm" svg:height="22.116cm" xlink:href=".." xlink:type="simple" chart:class="chart:bar" chart:style-name="ch1">
        <chart:title svg:x="18.972cm" svg:y="0.512cm" chart:style-name="ch2">
          <text:p>GTX680</text:p>
        </chart:title>
        <chart:legend svg:x="28.473cm" svg:y="2.484cm" style:legend-expansion="custom" chartooo:width="11.555cm" chartooo:height="3.553cm" style:legend-expansion-aspect-ratio="3.25218125527723" chart:style-name="ch3"/>
        <chart:plot-area chart:style-name="ch4" table:cell-range-address="CODEISSS.A5:CODEISSS.A11 CODEISSS.B3:CODEISSS.B3 CODEISSS.D5:CODEISSS.D11 CODEISSS.E3:CODEISSS.E3 CODEISSS.H5:CODEISSS.H11 CODEISSS.J3:CODEISSS.J3 CODEISSS.M5:CODEISSS.M11 CODEISSS.O3:CODEISSS.O3 CODEISSS.P5:CODEISSS.P11" chart:data-source-has-labels="both" svg:x="2.505cm" svg:y="2.602cm" svg:width="38.493cm" svg:height="19.072cm">
          <chartooo:coordinate-region svg:x="3.391cm" svg:y="2.907cm" svg:width="37.607cm" svg:height="17.723cm"/>
          <chart:axis chart:dimension="x" chart:name="primary-x" chart:style-name="ch5" chartooo:axis-type="auto">
            <chartooo:date-scale/>
            <chart:categories table:cell-range-address="CODEISSS.A5:CODEISSS.A11"/>
          </chart:axis>
          <chart:axis chart:dimension="y" chart:name="primary-y" chart:style-name="ch6">
            <chart:title svg:x="0.451cm" svg:y="15.268cm" chart:style-name="ch7">
              <text:p>Kernel time in ms</text:p>
            </chart:title>
            <chart:grid chart:style-name="ch8" chart:class="major"/>
          </chart:axis>
          <chart:series chart:style-name="ch9" chart:values-cell-range-address="CODEISSS.D5:CODEISSS.D11" chart:label-cell-address="CODEISSS.B3:CODEISSS.B3" chart:class="chart:bar">
            <chart:data-point chart:repeated="7"/>
          </chart:series>
          <chart:series chart:style-name="ch10" chart:values-cell-range-address="CODEISSS.H5:CODEISSS.H11" chart:label-cell-address="CODEISSS.E3:CODEISSS.E3" chart:class="chart:bar">
            <chart:data-point chart:repeated="7"/>
          </chart:series>
          <chart:series chart:style-name="ch11" chart:values-cell-range-address="CODEISSS.M5:CODEISSS.M11" chart:label-cell-address="CODEISSS.J3:CODEISSS.J3" chart:class="chart:bar">
            <chart:data-point chart:repeated="7"/>
          </chart:series>
          <chart:series chart:style-name="ch12" chart:values-cell-range-address="CODEISSS.P5:CODEISSS.P11" chart:label-cell-address="CODEISSS.O3:CODEISSS.O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onworks</text:p>
                <draw:g>
                  <svg:desc>CODEISSS.B3:CODEISSS.B3</svg:desc>
                </draw:g>
              </table:table-cell>
              <table:table-cell office:value-type="string">
                <text:p>Hipacc (fuse)/DomVX gen</text:p>
                <draw:g>
                  <svg:desc>CODEISSS.E3:CODEISSS.E3</svg:desc>
                </draw:g>
              </table:table-cell>
              <table:table-cell office:value-type="string">
                <text:p>Hipacc (optimize, no fuse)</text:p>
                <draw:g>
                  <svg:desc>CODEISSS.J3:CODEISSS.J3</svg:desc>
                </draw:g>
              </table:table-cell>
              <table:table-cell office:value-type="string">
                <text:p>Hipacc (no optimize, no fuse)</text:p>
                <draw:g>
                  <svg:desc>CODEISSS.O3:CODEISSS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rris</text:p>
                <draw:g>
                  <svg:desc>CODEISSS.A5:CODEISSS.A11</svg:desc>
                </draw:g>
              </table:table-cell>
              <table:table-cell office:value-type="float" office:value="6.63653">
                <text:p>6.63653</text:p>
                <draw:g>
                  <svg:desc>CODEISSS.D5:CODEISSS.D11</svg:desc>
                </draw:g>
              </table:table-cell>
              <table:table-cell office:value-type="float" office:value="2.21061">
                <text:p>2.21061</text:p>
                <draw:g>
                  <svg:desc>CODEISSS.H5:CODEISSS.H11</svg:desc>
                </draw:g>
              </table:table-cell>
              <table:table-cell office:value-type="float" office:value="2.789185">
                <text:p>2.789185</text:p>
                <draw:g>
                  <svg:desc>CODEISSS.M5:CODEISSS.M11</svg:desc>
                </draw:g>
              </table:table-cell>
              <table:table-cell office:value-type="float" office:value="4.2036">
                <text:p>4.2036</text:p>
                <draw:g>
                  <svg:desc>CODEISSS.P5:CODEISSS.P11</svg:desc>
                </draw:g>
              </table:table-cell>
            </table:table-row>
            <table:table-row>
              <table:table-cell office:value-type="string">
                <text:p>tomasi</text:p>
              </table:table-cell>
              <table:table-cell office:value-type="float" office:value="8.85454">
                <text:p>8.85454</text:p>
              </table:table-cell>
              <table:table-cell office:value-type="float" office:value="2.26504">
                <text:p>2.26504</text:p>
              </table:table-cell>
              <table:table-cell office:value-type="float" office:value="2.783565">
                <text:p>2.783565</text:p>
              </table:table-cell>
              <table:table-cell office:value-type="float" office:value="4.29576">
                <text:p>4.29576</text:p>
              </table:table-cell>
            </table:table-row>
            <table:table-row>
              <table:table-cell office:value-type="string">
                <text:p>gaussian</text:p>
              </table:table-cell>
              <table:table-cell office:value-type="float" office:value="0.249556">
                <text:p>0.249556</text:p>
              </table:table-cell>
              <table:table-cell office:value-type="float" office:value="0.192576">
                <text:p>0.192576</text:p>
              </table:table-cell>
              <table:table-cell office:value-type="float" office:value="0.192576">
                <text:p>0.192576</text:p>
              </table:table-cell>
              <table:table-cell office:value-type="float" office:value="0.473216">
                <text:p>0.473216</text:p>
              </table:table-cell>
            </table:table-row>
            <table:table-row>
              <table:table-cell office:value-type="string">
                <text:p>gaussian_cascade</text:p>
              </table:table-cell>
              <table:table-cell office:value-type="float" office:value="0.368833">
                <text:p>0.368833</text:p>
              </table:table-cell>
              <table:table-cell office:value-type="float" office:value="0.589056">
                <text:p>0.589056</text:p>
              </table:table-cell>
              <table:table-cell office:value-type="float" office:value="0.570496">
                <text:p>0.570496</text:p>
              </table:table-cell>
              <table:table-cell office:value-type="float" office:value="0.860704">
                <text:p>0.860704</text:p>
              </table:table-cell>
            </table:table-row>
            <table:table-row>
              <table:table-cell office:value-type="string">
                <text:p>laplacian</text:p>
              </table:table-cell>
              <table:table-cell office:value-type="float" office:value="1.272825">
                <text:p>1.272825</text:p>
              </table:table-cell>
              <table:table-cell office:value-type="float" office:value="0.568144">
                <text:p>0.568144</text:p>
              </table:table-cell>
              <table:table-cell office:value-type="float" office:value="0.568144">
                <text:p>0.568144</text:p>
              </table:table-cell>
              <table:table-cell office:value-type="float" office:value="1.17997">
                <text:p>1.17997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1.608685">
                <text:p>1.608685</text:p>
              </table:table-cell>
              <table:table-cell office:value-type="float" office:value="0.365008">
                <text:p>0.365008</text:p>
              </table:table-cell>
              <table:table-cell office:value-type="float" office:value="0.657456">
                <text:p>0.657456</text:p>
              </table:table-cell>
              <table:table-cell office:value-type="float" office:value="1.042145">
                <text:p>1.042145</text:p>
              </table:table-cell>
            </table:table-row>
            <table:table-row>
              <table:table-cell office:value-type="string">
                <text:p>unsharp</text:p>
              </table:table-cell>
              <table:table-cell office:value-type="float" office:value="1.303855">
                <text:p>1.303855</text:p>
              </table:table-cell>
              <table:table-cell office:value-type="float" office:value="0.355504">
                <text:p>0.355504</text:p>
              </table:table-cell>
              <table:table-cell office:value-type="float" office:value="1.409535">
                <text:p>1.409535</text:p>
              </table:table-cell>
              <table:table-cell office:value-type="float" office:value="1.68224">
                <text:p>1.68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2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96cm" svg:height="23.039cm" xlink:href=".." xlink:type="simple" chart:class="chart:bar" chart:style-name="ch1">
        <chart:title svg:x="19.506cm" svg:y="0.595cm" chart:style-name="ch2">
          <text:p>K20c</text:p>
        </chart:title>
        <chart:legend svg:x="33.366cm" svg:y="2.467cm" style:legend-expansion="custom" chartooo:width="1.973cm" chartooo:height="1.984cm" style:legend-expansion-aspect-ratio="0.99445564516129" chart:style-name="ch3"/>
        <chart:plot-area chart:style-name="ch4" table:cell-range-address="CODEISSS.A5:CODEISSS.A11 CODEISSS.B3:CODEISSS.B3 CODEISSS.C5:CODEISSS.C11 CODEISSS.E3:CODEISSS.E3 CODEISSS.F5:CODEISSS.F11 CODEISSS.J3:CODEISSS.J3 CODEISSS.K5:CODEISSS.K11 CODEISSS.O3:CODEISSS.O3 CODEISSS.O5:CODEISSS.O11" chart:data-source-has-labels="both" svg:x="2.488cm" svg:y="2.274cm" svg:width="37.653cm" svg:height="20.305cm">
          <chartooo:coordinate-region svg:x="3.136cm" svg:y="2.672cm" svg:width="37.005cm" svg:height="18.863cm"/>
          <chart:axis chart:dimension="x" chart:name="primary-x" chart:style-name="ch5" chartooo:axis-type="auto">
            <chartooo:date-scale/>
            <chart:categories table:cell-range-address="CODEISSS.A5:CODEISSS.A11"/>
          </chart:axis>
          <chart:axis chart:dimension="y" chart:name="primary-y" chart:style-name="ch6">
            <chart:title svg:x="0.451cm" svg:y="15.556cm" chart:style-name="ch7">
              <text:p>Kernel time in ms</text:p>
            </chart:title>
            <chart:grid chart:style-name="ch8" chart:class="major"/>
          </chart:axis>
          <chart:series chart:style-name="ch9" chart:values-cell-range-address="CODEISSS.C5:CODEISSS.C11" chart:label-cell-address="CODEISSS.B3:CODEISSS.B3" chart:class="chart:bar">
            <chart:data-point chart:repeated="7"/>
            <loext:propertry-mapping loext:property="BorderColor" loext:cell-range-address="CODEISSS.B3:CODEISSS.B3"/>
          </chart:series>
          <chart:series chart:style-name="ch10" chart:values-cell-range-address="CODEISSS.F5:CODEISSS.F11" chart:label-cell-address="CODEISSS.E3:CODEISSS.E3" chart:class="chart:bar">
            <chart:data-point chart:repeated="7"/>
            <loext:propertry-mapping loext:property="BorderColor" loext:cell-range-address="CODEISSS.E3:CODEISSS.E3"/>
          </chart:series>
          <chart:series chart:style-name="ch11" chart:values-cell-range-address="CODEISSS.K5:CODEISSS.K11" chart:label-cell-address="CODEISSS.J3:CODEISSS.J3" chart:class="chart:bar">
            <chart:data-point chart:repeated="7"/>
            <loext:propertry-mapping loext:property="BorderColor" loext:cell-range-address="CODEISSS.J3:CODEISSS.J3"/>
          </chart:series>
          <chart:series chart:style-name="ch12" chart:values-cell-range-address="CODEISSS.O5:CODEISSS.O11" chart:label-cell-address="CODEISSS.O3:CODEISSS.O3" chart:class="chart:bar">
            <chart:data-point chart:repeated="7"/>
            <loext:propertry-mapping loext:property="BorderColor" loext:cell-range-address="CODEISSS.O3:CODEISSS.O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onworks</text:p>
                <draw:g>
                  <svg:desc>CODEISSS.B3:CODEISSS.B3</svg:desc>
                </draw:g>
              </table:table-cell>
              <table:table-cell office:value-type="string">
                <text:p/>
              </table:table-cell>
              <table:table-cell office:value-type="string">
                <text:p>Hipacc (fuse)/DomVX gen</text:p>
                <draw:g>
                  <svg:desc>CODEISSS.E3:CODEISSS.E3</svg:desc>
                </draw:g>
              </table:table-cell>
              <table:table-cell office:value-type="string">
                <text:p/>
              </table:table-cell>
              <table:table-cell office:value-type="string">
                <text:p>Hipacc (optimize, no fuse)</text:p>
                <draw:g>
                  <svg:desc>CODEISSS.J3:CODEISSS.J3</svg:desc>
                </draw:g>
              </table:table-cell>
              <table:table-cell office:value-type="string">
                <text:p/>
              </table:table-cell>
              <table:table-cell office:value-type="string">
                <text:p>Hipacc (no optimize, no fuse)</text:p>
                <draw:g>
                  <svg:desc>CODEISSS.O3:CODEISSS.O3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arris</text:p>
                <draw:g>
                  <svg:desc>CODEISSS.A5:CODEISSS.A11</svg:desc>
                </draw:g>
              </table:table-cell>
              <table:table-cell office:value-type="float" office:value="3.968655">
                <text:p>3.968655</text:p>
                <draw:g>
                  <svg:desc>CODEISSS.C5:CODEISSS.C11</svg:desc>
                </draw:g>
              </table:table-cell>
              <table:table-cell office:value-type="float" office:value="NaN">
                <text:p>NaN</text:p>
                <draw:g>
                  <svg:desc>CODEISSS.B3:CODEISSS.B3</svg:desc>
                </draw:g>
              </table:table-cell>
              <table:table-cell office:value-type="float" office:value="2.276095">
                <text:p>2.276095</text:p>
                <draw:g>
                  <svg:desc>CODEISSS.F5:CODEISSS.F11</svg:desc>
                </draw:g>
              </table:table-cell>
              <table:table-cell office:value-type="float" office:value="NaN">
                <text:p>NaN</text:p>
                <draw:g>
                  <svg:desc>CODEISSS.E3:CODEISSS.E3</svg:desc>
                </draw:g>
              </table:table-cell>
              <table:table-cell office:value-type="float" office:value="2.86328">
                <text:p>2.86328</text:p>
                <draw:g>
                  <svg:desc>CODEISSS.K5:CODEISSS.K11</svg:desc>
                </draw:g>
              </table:table-cell>
              <table:table-cell office:value-type="float" office:value="NaN">
                <text:p>NaN</text:p>
                <draw:g>
                  <svg:desc>CODEISSS.J3:CODEISSS.J3</svg:desc>
                </draw:g>
              </table:table-cell>
              <table:table-cell office:value-type="float" office:value="4.11338">
                <text:p>4.11338</text:p>
                <draw:g>
                  <svg:desc>CODEISSS.O5:CODEISSS.O11</svg:desc>
                </draw:g>
              </table:table-cell>
              <table:table-cell office:value-type="float" office:value="NaN">
                <text:p>NaN</text:p>
                <draw:g>
                  <svg:desc>CODEISSS.O3:CODEISSS.O3</svg:desc>
                </draw:g>
              </table:table-cell>
            </table:table-row>
            <table:table-row>
              <table:table-cell office:value-type="string">
                <text:p>tomasi</text:p>
              </table:table-cell>
              <table:table-cell office:value-type="float" office:value="6.48373">
                <text:p>6.48373</text:p>
              </table:table-cell>
              <table:table-cell office:value-type="float" office:value="NaN">
                <text:p>NaN</text:p>
              </table:table-cell>
              <table:table-cell office:value-type="float" office:value="2.27136">
                <text:p>2.27136</text:p>
              </table:table-cell>
              <table:table-cell office:value-type="float" office:value="NaN">
                <text:p>NaN</text:p>
              </table:table-cell>
              <table:table-cell office:value-type="float" office:value="2.878115">
                <text:p>2.878115</text:p>
              </table:table-cell>
              <table:table-cell office:value-type="float" office:value="NaN">
                <text:p>NaN</text:p>
              </table:table-cell>
              <table:table-cell office:value-type="float" office:value="4.15261">
                <text:p>4.1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ussian</text:p>
              </table:table-cell>
              <table:table-cell office:value-type="float" office:value="0.2307955">
                <text:p>0.2307955</text:p>
              </table:table-cell>
              <table:table-cell office:value-type="float" office:value="NaN">
                <text:p>NaN</text:p>
              </table:table-cell>
              <table:table-cell office:value-type="float" office:value="0.249936">
                <text:p>0.249936</text:p>
              </table:table-cell>
              <table:table-cell office:value-type="float" office:value="NaN">
                <text:p>NaN</text:p>
              </table:table-cell>
              <table:table-cell office:value-type="float" office:value="0.249936">
                <text:p>0.249936</text:p>
              </table:table-cell>
              <table:table-cell office:value-type="float" office:value="NaN">
                <text:p>NaN</text:p>
              </table:table-cell>
              <table:table-cell office:value-type="float" office:value="0.460256">
                <text:p>0.460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ussian_cascade</text:p>
              </table:table-cell>
              <table:table-cell office:value-type="float" office:value="0.3627475">
                <text:p>0.3627475</text:p>
              </table:table-cell>
              <table:table-cell office:value-type="float" office:value="NaN">
                <text:p>NaN</text:p>
              </table:table-cell>
              <table:table-cell office:value-type="float" office:value="0.596672">
                <text:p>0.596672</text:p>
              </table:table-cell>
              <table:table-cell office:value-type="float" office:value="NaN">
                <text:p>NaN</text:p>
              </table:table-cell>
              <table:table-cell office:value-type="float" office:value="0.522992">
                <text:p>0.522992</text:p>
              </table:table-cell>
              <table:table-cell office:value-type="float" office:value="NaN">
                <text:p>NaN</text:p>
              </table:table-cell>
              <table:table-cell office:value-type="float" office:value="0.877808">
                <text:p>0.877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placian</text:p>
              </table:table-cell>
              <table:table-cell office:value-type="float" office:value="2.36633">
                <text:p>2.36633</text:p>
              </table:table-cell>
              <table:table-cell office:value-type="float" office:value="NaN">
                <text:p>NaN</text:p>
              </table:table-cell>
              <table:table-cell office:value-type="float" office:value="0.568176">
                <text:p>0.568176</text:p>
              </table:table-cell>
              <table:table-cell office:value-type="float" office:value="NaN">
                <text:p>NaN</text:p>
              </table:table-cell>
              <table:table-cell office:value-type="float" office:value="0.568176">
                <text:p>0.568176</text:p>
              </table:table-cell>
              <table:table-cell office:value-type="float" office:value="NaN">
                <text:p>NaN</text:p>
              </table:table-cell>
              <table:table-cell office:value-type="float" office:value="1.02691">
                <text:p>1.0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1.36108">
                <text:p>1.36108</text:p>
              </table:table-cell>
              <table:table-cell office:value-type="float" office:value="NaN">
                <text:p>NaN</text:p>
              </table:table-cell>
              <table:table-cell office:value-type="float" office:value="0.366352">
                <text:p>0.366352</text:p>
              </table:table-cell>
              <table:table-cell office:value-type="float" office:value="NaN">
                <text:p>NaN</text:p>
              </table:table-cell>
              <table:table-cell office:value-type="float" office:value="0.63712">
                <text:p>0.63712</text:p>
              </table:table-cell>
              <table:table-cell office:value-type="float" office:value="NaN">
                <text:p>NaN</text:p>
              </table:table-cell>
              <table:table-cell office:value-type="float" office:value="1.01488">
                <text:p>1.0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sharp</text:p>
              </table:table-cell>
              <table:table-cell office:value-type="float" office:value="0.9051455">
                <text:p>0.9051455</text:p>
              </table:table-cell>
              <table:table-cell office:value-type="float" office:value="NaN">
                <text:p>NaN</text:p>
              </table:table-cell>
              <table:table-cell office:value-type="float" office:value="0.414416">
                <text:p>0.414416</text:p>
              </table:table-cell>
              <table:table-cell office:value-type="float" office:value="NaN">
                <text:p>NaN</text:p>
              </table:table-cell>
              <table:table-cell office:value-type="float" office:value="1.46216">
                <text:p>1.46216</text:p>
              </table:table-cell>
              <table:table-cell office:value-type="float" office:value="NaN">
                <text:p>NaN</text:p>
              </table:table-cell>
              <table:table-cell office:value-type="float" office:value="1.755695">
                <text:p>1.7556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